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34DE87D6522E766B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43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34DE87D6522E766B.jpg" xlink:type="simple" xlink:show="embed" xlink:actuate="onLoad">
            <text:p/>
          </draw:image>
        </draw:frame>
        <draw:frame draw:style-name="gr2" draw:text-style-name="P6" draw:layer="layout" svg:width="19.431cm" svg:height="11.684cm" svg:x="4.277cm" svg:y="3.794cm">
          <draw:text-box>
            <text:p text:style-name="P2"><text:span text:style-name="T1">Jésus est la lumière du monde</text:span></text:p>
            <text:p text:style-name="P3"><text:span text:style-name="T2">(Jean 8.12-30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17:05.249000000</dc:date>
    <meta:editing-duration>PT2H42M30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